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ifiedMethodInvocationReport.getReturn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dMethodInvocationReport.get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dMethodInvocationReport.equals( Object 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tifiedMethodInvocationReport.getLocationOfStubb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ifiedMethodInvocationReport.getThrow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dMethodInvocationReport.NotifiedMethodInvocationReport( Invocation invocation , Throwable throw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tifiedMethodInvocationReport.threw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ifiedMethodInvocationReport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ifiedMethodInvocationReport.NotifiedMethodInvocationReport( Invocation invocation , Object returned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